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unito Sans" svg:font-family="'Nunito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 style:list-style-name="L4">
      <style:paragraph-properties fo:line-height="100%"/>
    </style:style>
    <style:style style:name="P3" style:family="paragraph" style:parent-style-name="Standard">
      <style:text-properties officeooo:rsid="0016f008" officeooo:paragraph-rsid="0016f008"/>
    </style:style>
    <style:style style:name="P4" style:family="paragraph" style:parent-style-name="Standard" style:list-style-name="L1">
      <style:paragraph-properties fo:line-height="100%" fo:text-align="justify" style:justify-single-word="false"/>
      <style:text-properties officeooo:rsid="0016f008" officeooo:paragraph-rsid="0016f008"/>
    </style:style>
    <style:style style:name="P5" style:family="paragraph" style:parent-style-name="Standard" style:list-style-name="L1">
      <style:paragraph-properties fo:line-height="100%" fo:text-align="justify" style:justify-single-word="false"/>
      <style:text-properties officeooo:rsid="0016f008" officeooo:paragraph-rsid="001d71b5"/>
    </style:style>
    <style:style style:name="P6" style:family="paragraph" style:parent-style-name="Standard">
      <style:paragraph-properties fo:line-height="100%" fo:text-align="justify" style:justify-single-word="false"/>
      <style:text-properties officeooo:rsid="0016f008" officeooo:paragraph-rsid="0016f008"/>
    </style:style>
    <style:style style:name="P7" style:family="paragraph" style:parent-style-name="Standard">
      <style:paragraph-properties fo:line-height="100%" fo:text-align="justify" style:justify-single-word="false"/>
      <style:text-properties officeooo:rsid="0016f008" officeooo:paragraph-rsid="001d71b5"/>
    </style:style>
    <style:style style:name="P8" style:family="paragraph" style:parent-style-name="Standard" style:list-style-name="L2">
      <style:paragraph-properties fo:line-height="100%"/>
      <style:text-properties officeooo:rsid="0017bbff" officeooo:paragraph-rsid="0017bbff"/>
    </style:style>
    <style:style style:name="P9" style:family="paragraph" style:parent-style-name="Standard" style:list-style-name="L2">
      <style:paragraph-properties fo:line-height="100%"/>
      <style:text-properties officeooo:rsid="00185602" officeooo:paragraph-rsid="00185602"/>
    </style:style>
    <style:style style:name="P10" style:family="paragraph" style:parent-style-name="Standard" style:list-style-name="L3">
      <style:paragraph-properties fo:line-height="100%"/>
      <style:text-properties officeooo:rsid="0019f8e6" officeooo:paragraph-rsid="0019f8e6"/>
    </style:style>
    <style:style style:name="P11" style:family="paragraph" style:parent-style-name="Standard">
      <style:paragraph-properties fo:line-height="100%"/>
      <style:text-properties officeooo:rsid="0019f8e6" officeooo:paragraph-rsid="0019f8e6"/>
    </style:style>
    <style:style style:name="P12" style:family="paragraph" style:parent-style-name="Standard" style:list-style-name="L1">
      <style:paragraph-properties fo:line-height="100%" fo:text-align="justify" style:justify-single-word="false"/>
      <style:text-properties officeooo:rsid="001ba6a1" officeooo:paragraph-rsid="001ba6a1"/>
    </style:style>
    <style:style style:name="P13" style:family="paragraph" style:parent-style-name="Standard">
      <style:paragraph-properties fo:line-height="100%" fo:text-align="justify" style:justify-single-word="false"/>
      <style:text-properties officeooo:rsid="001ba6a1" officeooo:paragraph-rsid="001ba6a1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129484"/>
    </style:style>
    <style:style style:name="T3" style:family="text">
      <style:text-properties officeooo:rsid="0019f8e6"/>
    </style:style>
    <style:style style:name="T4" style:family="text">
      <style:text-properties officeooo:rsid="001a8971"/>
    </style:style>
    <style:style style:name="T5" style:family="text">
      <style:text-properties officeooo:rsid="001ba6a1"/>
    </style:style>
    <style:style style:name="T6" style:family="text">
      <style:text-properties officeooo:rsid="001d71b5"/>
    </style:style>
    <style:style style:name="T7" style:family="text">
      <style:text-properties officeooo:rsid="001df527"/>
    </style:style>
    <style:style style:name="T8" style:family="text">
      <style:text-properties officeooo:rsid="001ea42b"/>
    </style:style>
    <style:style style:name="T9" style:family="text">
      <style:text-properties officeooo:rsid="001eb3b0"/>
    </style:style>
    <style:style style:name="T10" style:family="text">
      <style:text-properties officeooo:rsid="001ef2b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R - <text:span text:style-name="T2">MySQL</text:span></text:p>
      <text:p text:style-name="P1"/>
      <text:p text:style-name="P1"/>
      <text:p text:style-name="P1"/>
      <text:p text:style-name="P1"/>
      <text:p text:style-name="P1"/>
      <text:h text:style-name="Heading_20_1" text:outline-level="1"><text:span text:style-name="T1">Contexte</text:span> :</text:h>
      <text:p text:style-name="P3">Il s’agit d’apprendre à installer un serveur MySQL, une interface graphique, et les composants nécessaire pour gérer la base de données.</text:p>
      <text:p text:style-name="P1"/>
      <text:p text:style-name="P1"/>
      <text:h text:style-name="Heading_20_1" text:outline-level="1">Mots clés :</text:h>
      <text:list xml:id="list1738988330" text:style-name="L1">
        <text:list-item>
          <text:p text:style-name="P4">Serveur : désigne le rôle joué par un appareil matériel destiné à offrir des services à des clients en réseau Internet ou intranet.</text:p>
          <text:list>
            <text:list-item>
              <text:p text:style-name="P4">MySQL : système de gestion de bases de données relationnelles (SGBDR)</text:p>
            </text:list-item>
          </text:list>
        </text:list-item>
      </text:list>
      <text:p text:style-name="P6"/>
      <text:list xml:id="list150737817279563" text:continue-numbering="true" text:style-name="L1">
        <text:list-item>
          <text:p text:style-name="P4">MySQL GUI : <text:span text:style-name="T5">MySQL Graphic Users Interface, interface graphique qui permet à un utilisateur de se servir de MySQL sans utiliser la console de commande de son ordinateur.</text:span></text:p>
        </text:list-item>
      </text:list>
      <text:p text:style-name="P6"/>
      <text:list xml:id="list150736532991074" text:continue-numbering="true" text:style-name="L1">
        <text:list-item>
          <text:p text:style-name="P4">Administrer : <text:span text:style-name="T10">gestion et exploitation (analyse de données, modification de données, ajout et suppression de données) d’une base de données.</text:span></text:p>
        </text:list-item>
      </text:list>
      <text:p text:style-name="P13"/>
      <text:list xml:id="list150736039265777" text:continue-numbering="true" text:style-name="L1">
        <text:list-item>
          <text:p text:style-name="P12">IDE : Un IDE, ou Environnement de Développement Intégré, est une application logicielle qui aide les programmeurs <text:s/>à développer efficacement le code logiciel.</text:p>
        </text:list-item>
      </text:list>
      <text:p text:style-name="P6"/>
      <text:list xml:id="list150736679249721" text:continue-numbering="true" text:style-name="L1">
        <text:list-item>
          <text:p text:style-name="P4">phpMyAdmin : logiciel libre écrit en PHP qui a pour mission de s’occuper de l’administration d’un serveur de base de données MySQL ou MariaDB.</text:p>
        </text:list-item>
      </text:list>
      <text:p text:style-name="P6"/>
      <text:list xml:id="list150737590963445" text:continue-numbering="true" text:style-name="L1">
        <text:list-item>
          <text:p text:style-name="P4">MySQL Workbench : logiciel de gestion et d'administration de bases de données MySQL créé en 2004.</text:p>
        </text:list-item>
      </text:list>
      <text:p text:style-name="P6"/>
      <text:list xml:id="list150736810440555" text:continue-numbering="true" text:style-name="L1">
        <text:list-item>
          <text:p text:style-name="P4">méthodes:</text:p>
          <text:list>
            <text:list-item>
              <text:p text:style-name="P5">cursor() : <text:span text:style-name="T8">Méthode</text:span><text:span text:style-name="T6"> du connecteur MySQL de Python qui permet de créer un objet de type MySQLCursor qui pourra être utiliser par un fichier/programme Python pour se connecter à une base de données</text:span></text:p>
            </text:list-item>
          </text:list>
        </text:list-item>
      </text:list>
      <text:p text:style-name="P7"/>
      <text:list xml:id="list150736859618115" text:continue-numbering="true" text:style-name="L1">
        <text:list-item>
          <text:list>
            <text:list-item>
              <text:p text:style-name="P4">Fetchall() : <text:span text:style-name="T8">Méthode</text:span><text:span text:style-name="T6"> du connecteur MySQL de Python qui permet de récupérer toutes les lignes d’une requête SQL.</text:span></text:p>
            </text:list-item>
          </text:list>
        </text:list-item>
      </text:list>
      <text:p text:style-name="P6"/>
      <text:list xml:id="list150737272437411" text:continue-numbering="true" text:style-name="L1">
        <text:list-item>
          <text:list>
            <text:list-item>
              <text:p text:style-name="P4">Fetchone() : <text:span text:style-name="T8">Méthode</text:span><text:span text:style-name="T6"> du connecteur MySQL de Python qui permet de récupérer </text:span><text:span text:style-name="T7">la</text:span><text:span text:style-name="T6"> ligne </text:span><text:span text:style-name="T7">suivante</text:span><text:span text:style-name="T6"> d’une requête SQL.</text:span></text:p>
            </text:list-item>
          </text:list>
        </text:list-item>
      </text:list>
      <text:p text:style-name="P6"/>
      <text:list xml:id="list150737195515411" text:continue-numbering="true" text:style-name="L1">
        <text:list-item>
          <text:list>
            <text:list-item>
              <text:p text:style-name="P4">Commit() : <text:span text:style-name="T8">Méthode du connecteur MySQL de Python qui permet de sauvegarder sur la base de données les modifications réalisé sur celle-ci par un programme Python.</text:span></text:p>
            </text:list-item>
          </text:list>
        </text:list-item>
      </text:list>
      <text:p text:style-name="P6"/>
      <text:list xml:id="list150736135963895" text:continue-numbering="true" text:style-name="L1">
        <text:list-item>
          <text:p text:style-name="P4">Requête SQL : <text:span text:style-name="T9">Interrogation d’une base de données.</text:span></text:p>
        </text:list-item>
      </text:list>
      <text:p text:style-name="P1"/>
      <text:p text:style-name="P1"/>
      <text:h text:style-name="Heading_20_1" text:outline-level="1"><text:soft-page-break/>Problématique(s) :</text:h>
      <text:list xml:id="list177865005" text:style-name="L2">
        <text:list-item>
          <text:p text:style-name="P8">Comment installer MySQL dans son environnement de travail pour pouvoir exploiter des bases de données ?</text:p>
        </text:list-item>
        <text:list-item>
          <text:p text:style-name="P8">Quelles sont les différentes manières d’administrer une base de données MySQL ?</text:p>
        </text:list-item>
        <text:list-item>
          <text:p text:style-name="P9">Comment connecter une base de données avec un fichier ou programme Python ?</text:p>
        </text:list-item>
      </text:list>
      <text:p text:style-name="P1"/>
      <text:p text:style-name="P1"/>
      <text:h text:style-name="Heading_20_1" text:outline-level="1">Hypothèses :<text:span text:style-name="T3"> </text:span></text:h>
      <text:list xml:id="list4135514070" text:style-name="L3">
        <text:list-item>
          <text:p text:style-name="P10">PhpMyAdmin n’est pas une obligation pour créer et gérer une base de données. (Loïc) </text:p>
        </text:list-item>
      </text:list>
      <text:p text:style-name="P11"/>
      <text:list xml:id="list150735794678953" text:continue-numbering="true" text:style-name="L3">
        <text:list-item>
          <text:p text:style-name="P10">Avec phpMyAdmin, on peut créer une base de données sans utiliser de requête SQL. (Tetyana) </text:p>
        </text:list-item>
      </text:list>
      <text:p text:style-name="P11"/>
      <text:list xml:id="list150736241386780" text:continue-numbering="true" text:style-name="L3">
        <text:list-item>
          <text:p text:style-name="P10">MySQL est un service de base de données avec de multiple fonctionnalités. (Adeline<text:span text:style-name="T4">)</text:span></text:p>
        </text:list-item>
      </text:list>
      <text:p text:style-name="P11"/>
      <text:list xml:id="list150737669445801" text:continue-numbering="true" text:style-name="L3">
        <text:list-item>
          <text:p text:style-name="P10">Pour interfacer Python avec MySQL, il faut installer une bibliothèque. (Etienne) </text:p>
        </text:list-item>
      </text:list>
      <text:p text:style-name="P11"/>
      <text:list xml:id="list150736399890022" text:continue-numbering="true" text:style-name="L3">
        <text:list-item>
          <text:p text:style-name="P10">PhpMyAdmin facilite l’administration des bases de données. (Aude) </text:p>
        </text:list-item>
      </text:list>
      <text:p text:style-name="P11"/>
      <text:list xml:id="list150737234360913" text:continue-numbering="true" text:style-name="L3">
        <text:list-item>
          <text:p text:style-name="P10">PhpMyAdmin et MySQL n’ont absolument rien à voir entre eux. (Solenn) </text:p>
        </text:list-item>
      </text:list>
      <text:p text:style-name="P11"/>
      <text:list xml:id="list150736910690312" text:continue-numbering="true" text:style-name="L3">
        <text:list-item>
          <text:p text:style-name="P10">PhpMyAdmin fonctionne avec d’autre SGBD. (Adrien) </text:p>
        </text:list-item>
      </text:list>
      <text:p text:style-name="P11"/>
      <text:list xml:id="list150736835031996" text:continue-numbering="true" text:style-name="L3">
        <text:list-item>
          <text:p text:style-name="P10">PhpMyAdmin est peut-être un SGBD. (Solenn 2.0) </text:p>
        </text:list-item>
      </text:list>
      <text:p text:style-name="P11"/>
      <text:list xml:id="list150736061424010" text:continue-numbering="true" text:style-name="L3">
        <text:list-item>
          <text:p text:style-name="P10">PhpMyAdmin et MySQL Workbench ne peuvent pas être utilisé simultanément. (Jean Paul) </text:p>
        </text:list-item>
      </text:list>
      <text:p text:style-name="P11"/>
      <text:list xml:id="list150736150833330" text:continue-numbering="true" text:style-name="L3">
        <text:list-item>
          <text:p text:style-name="P10">MySQL est un SGBD non-relationnel. (Adeline 2.0) </text:p>
        </text:list-item>
      </text:list>
      <text:p text:style-name="P11"/>
      <text:list xml:id="list150737456782146" text:continue-numbering="true" text:style-name="L3">
        <text:list-item>
          <text:p text:style-name="P10">Sur une base de données, les utilisateurs ont tous les droits. (Nicolas) </text:p>
        </text:list-item>
      </text:list>
      <text:p text:style-name="P11"/>
      <text:list xml:id="list150737250404155" text:continue-numbering="true" text:style-name="L3">
        <text:list-item>
          <text:p text:style-name="P10">Si plusieurs utilisateurs modifient en même temps une valeur d’une table d’une base de données, celle-ci va renvoyer des erreurs. (Axel) </text:p>
        </text:list-item>
      </text:list>
      <text:p text:style-name="P11"/>
      <text:list xml:id="list150736094825796" text:continue-numbering="true" text:style-name="L3">
        <text:list-item>
          <text:p text:style-name="P10">Si la conception (MCD) d’une base de données est mal faite, celle-ci générera des erreurs lors de son exploitation. (Seydou) </text:p>
        </text:list-item>
      </text:list>
      <text:p text:style-name="P11"/>
      <text:list xml:id="list150737868263847" text:continue-numbering="true" text:style-name="L3">
        <text:list-item>
          <text:p text:style-name="P10">MySQL un port unique prédéfinie et fixe. (Jean Paul 2.0) </text:p>
        </text:list-item>
      </text:list>
      <text:p text:style-name="P1"/>
      <text:p text:style-name="P1"/>
      <text:h text:style-name="Heading_20_1" text:outline-level="1">Plan d'action :</text:h>
      <text:list xml:id="list974263323" text:style-name="L4">
        <text:list-item>
          <text:p text:style-name="P2">Explorer les ressources<text:tab/> </text:p>
        </text:list-item>
        <text:list-item>
          <text:p text:style-name="P2">Définir les mots-clefs<text:tab/> </text:p>
        </text:list-item>
        <text:list-item>
          <text:p text:style-name="P2">Répondre aux hypothèses </text:p>
        </text:list-item>
        <text:list-item>
          <text:p text:style-name="P2">Installer MySQL </text:p>
        </text:list-item>
        <text:list-item>
          <text:p text:style-name="P2">Installer phpMyAdmin </text:p>
        </text:list-item>
        <text:list-item>
          <text:p text:style-name="P2">Comparaison MySQL Workbench vs phpMyAdmin </text:p>
        </text:list-item>
        <text:list-item>
          <text:p text:style-name="P2">Faire le Workshop<text:tab/> </text:p>
        </text:list-item>
        <text:list-item>
          <text:p text:style-name="P2"><text:soft-page-break/>Répondre aux problématiques </text:p>
        </text:list-item>
        <text:list-item>
          <text:p text:style-name="P2">Restitution du RER </text:p>
        </text:list-item>
        <text:list-item>
          <text:p text:style-name="P2">Rendu des livrables (Notebook Jupyter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Microsoft YaHei" svg:font-family="'Microsoft YaHei'" style:font-family-generic="system" style:font-pitch="variable"/>
    <style:font-face style:name="Nunito Sans" svg:font-family="'Nunito Sans'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Calibri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libri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0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line-height="100%" fo:text-align="center" style:justify-single-word="false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 fo:line-height="100%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01T15:07:35.530000000</dc:date>
    <meta:editing-duration>PT7H27M44S</meta:editing-duration>
    <meta:editing-cycles>27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47" meta:word-count="565" meta:character-count="3438" meta:non-whitespace-character-count="2932"/>
  </office:meta>
</office:document-meta>
</file>